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500000066D79C10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style>
    <style:style style:name="P2" style:family="paragraph" style:parent-style-name="Header">
      <style:paragraph-properties fo:text-align="end"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color="#000000" fo:language="en" fo:country="US"/>
    </style:style>
    <style:style style:name="P5" style:family="paragraph" style:parent-style-name="Standard">
      <style:text-properties fo:color="#000000" fo:language="en" fo:country="US" fo:font-weight="bold" style:font-weight-asian="bold"/>
    </style:style>
    <style:style style:name="P6" style:family="paragraph" style:parent-style-name="Standard">
      <style:paragraph-properties>
        <style:tab-stops>
          <style:tab-stop style:position="5.7083in"/>
        </style:tab-stops>
      </style:paragraph-properties>
      <style:text-properties fo:color="#000000" fo:language="en" fo:country="US" fo:font-weight="bold" officeooo:paragraph-rsid="00e9ef79" style:font-weight-asian="bold"/>
    </style:style>
    <style:style style:name="P7" style:family="paragraph" style:parent-style-name="Standard">
      <style:text-properties fo:color="#000000" fo:language="en" fo:country="US" fo:font-weight="bold" officeooo:paragraph-rsid="010b1838" style:font-weight-asian="bold"/>
    </style:style>
    <style:style style:name="P8" style:family="paragraph" style:parent-style-name="Standard">
      <style:text-properties fo:color="#000000" fo:language="en" fo:country="US" fo:font-weight="normal" style:font-weight-asian="normal" style:font-weight-complex="normal"/>
    </style:style>
    <style:style style:name="P9" style:family="paragraph" style:parent-style-name="Standard">
      <style:text-properties fo:color="#000000" fo:language="en" fo:country="US" fo:font-weight="normal" officeooo:rsid="00e9ef79" officeooo:paragraph-rsid="00e9ef79" style:font-weight-asian="normal" style:font-weight-complex="normal"/>
    </style:style>
    <style:style style:name="P10" style:family="paragraph" style:parent-style-name="Standard">
      <style:paragraph-properties>
        <style:tab-stops>
          <style:tab-stop style:position="5.7083in"/>
        </style:tab-stops>
      </style:paragraph-properties>
      <style:text-properties fo:color="#000000" fo:language="en" fo:country="US" fo:font-weight="normal" officeooo:paragraph-rsid="00e9ef79" style:font-weight-asian="normal" style:font-weight-complex="normal"/>
    </style:style>
    <style:style style:name="P11" style:family="paragraph" style:parent-style-name="Standard">
      <style:paragraph-properties>
        <style:tab-stops>
          <style:tab-stop style:position="5.7083in"/>
        </style:tab-stops>
      </style:paragraph-properties>
      <style:text-properties fo:color="#000000" fo:language="en" fo:country="US" fo:font-weight="normal" officeooo:rsid="00f7774d" officeooo:paragraph-rsid="00f7774d" style:font-weight-asian="normal" style:font-weight-complex="normal"/>
    </style:style>
    <style:style style:name="P12" style:family="paragraph" style:parent-style-name="Standard">
      <style:text-properties fo:color="#000000" fo:language="en" fo:country="US" fo:font-weight="normal" officeooo:rsid="00f7bccd" officeooo:paragraph-rsid="00f7bccd" style:font-weight-asian="normal" style:font-weight-complex="normal"/>
    </style:style>
    <style:style style:name="P13" style:family="paragraph" style:parent-style-name="Standard">
      <style:text-properties fo:color="#000000" fo:language="en" fo:country="US" fo:font-weight="normal" officeooo:rsid="0100a87a" officeooo:paragraph-rsid="0100a87a" style:font-weight-asian="normal" style:font-weight-complex="normal"/>
    </style:style>
    <style:style style:name="P14" style:family="paragraph" style:parent-style-name="Standard">
      <style:text-properties fo:color="#000000" fo:language="en" fo:country="US" fo:font-weight="normal" officeooo:rsid="010234ad" officeooo:paragraph-rsid="010234ad" style:font-weight-asian="normal" style:font-weight-complex="normal"/>
    </style:style>
    <style:style style:name="P15" style:family="paragraph" style:parent-style-name="Standard">
      <style:text-properties fo:color="#000000" fo:language="en" fo:country="US" fo:font-weight="normal" officeooo:rsid="01081a61" officeooo:paragraph-rsid="01081a61" style:font-weight-asian="normal" style:font-weight-complex="normal"/>
    </style:style>
    <style:style style:name="P16" style:family="paragraph" style:parent-style-name="Standard">
      <style:text-properties fo:color="#000000" fo:language="en" fo:country="US" fo:font-weight="normal" officeooo:rsid="010b1838" officeooo:paragraph-rsid="010c7b92" style:font-weight-asian="normal" style:font-weight-complex="normal"/>
    </style:style>
    <style:style style:name="P17" style:family="paragraph" style:parent-style-name="Standard">
      <style:text-properties fo:color="#000000" fo:language="en" fo:country="US" fo:font-weight="normal" officeooo:rsid="010b1838" officeooo:paragraph-rsid="010b1838" style:font-weight-asian="normal" style:font-weight-complex="normal"/>
    </style:style>
    <style:style style:name="P18" style:family="paragraph" style:parent-style-name="Standard">
      <style:text-properties fo:color="#000000" fo:language="en" fo:country="US" fo:font-weight="normal" officeooo:rsid="010fe8ad" officeooo:paragraph-rsid="010fe8ad" style:font-weight-asian="normal" style:font-weight-complex="normal"/>
    </style:style>
    <style:style style:name="P19" style:family="paragraph" style:parent-style-name="Standard">
      <style:text-properties fo:color="#000000" fo:language="en" fo:country="US" fo:font-weight="normal" officeooo:rsid="0110c7b8" officeooo:paragraph-rsid="0110c7b8" style:font-weight-asian="normal" style:font-weight-complex="normal"/>
    </style:style>
    <style:style style:name="P20" style:family="paragraph" style:parent-style-name="Standard">
      <style:text-properties fo:color="#000000" fo:language="en" fo:country="US" fo:font-weight="normal" officeooo:rsid="011787bf" officeooo:paragraph-rsid="011787bf" style:font-weight-asian="normal" style:font-weight-complex="normal"/>
    </style:style>
    <style:style style:name="P21" style:family="paragraph" style:parent-style-name="Standard">
      <style:text-properties fo:color="#000000" fo:language="en" fo:country="US" fo:font-weight="normal" officeooo:rsid="011ee9e0" officeooo:paragraph-rsid="011ee9e0" style:font-weight-asian="normal" style:font-weight-complex="normal"/>
    </style:style>
    <style:style style:name="P22" style:family="paragraph" style:parent-style-name="Standard">
      <style:text-properties fo:color="#000000" fo:language="en" fo:country="US" fo:font-weight="normal" officeooo:rsid="01524018" officeooo:paragraph-rsid="0155fad8" style:font-weight-asian="normal" style:font-weight-complex="normal"/>
    </style:style>
    <style:style style:name="P23" style:family="paragraph" style:parent-style-name="Standard">
      <style:text-properties fo:color="#000000" fo:language="en" fo:country="US" fo:font-weight="normal" officeooo:rsid="015824a5" officeooo:paragraph-rsid="015824a5" style:font-weight-asian="normal" style:font-weight-complex="normal"/>
    </style:style>
    <style:style style:name="P24" style:family="paragraph" style:parent-style-name="Standard">
      <style:text-properties fo:color="#000000" fo:language="en" fo:country="US" fo:font-weight="normal" officeooo:rsid="014abec6" officeooo:paragraph-rsid="014abec6" style:font-weight-asian="normal" style:font-weight-complex="normal"/>
    </style:style>
    <style:style style:name="P25" style:family="paragraph" style:parent-style-name="Standard">
      <style:text-properties fo:color="#000000" fo:language="en" fo:country="US" fo:font-weight="normal" officeooo:rsid="0148c966" officeooo:paragraph-rsid="0148c966" style:font-weight-asian="normal" style:font-weight-complex="normal"/>
    </style:style>
    <style:style style:name="P26" style:family="paragraph" style:parent-style-name="Standard">
      <style:text-properties fo:color="#000000" fo:language="en" fo:country="US" fo:font-weight="normal" officeooo:paragraph-rsid="015adad8" style:font-weight-asian="normal"/>
    </style:style>
    <style:style style:name="P27" style:family="paragraph" style:parent-style-name="Standard">
      <style:text-properties fo:language="en" fo:country="US"/>
    </style:style>
    <style:style style:name="P28" style:family="paragraph" style:parent-style-name="Standard">
      <style:paragraph-properties fo:margin-left="0in" fo:margin-right="0in" fo:text-indent="0in" style:auto-text-indent="false"/>
      <style:text-properties fo:color="#000000" fo:language="en" fo:country="US"/>
    </style:style>
    <style:style style:name="P29" style:family="paragraph" style:parent-style-name="List_20_Paragraph">
      <style:paragraph-properties fo:margin-left="0in" fo:margin-right="0in" fo:text-indent="0in" style:auto-text-indent="false"/>
      <style:text-properties fo:color="#000000" fo:language="en" fo:country="US"/>
    </style:style>
    <style:style style:name="P30" style:family="paragraph" style:parent-style-name="Standard">
      <style:paragraph-properties fo:margin-left="0.4472in" fo:margin-right="0in" fo:text-indent="0in" style:auto-text-indent="false"/>
      <style:text-properties fo:language="en" fo:country="US" officeooo:paragraph-rsid="003066aa"/>
    </style:style>
    <style:style style:name="P31" style:family="paragraph" style:parent-style-name="Standard">
      <style:paragraph-properties fo:margin-left="0.25in" fo:margin-right="0in" fo:text-align="center" style:justify-single-word="false" fo:text-indent="0in" style:auto-text-indent="false"/>
      <style:text-properties fo:color="#ff0000" fo:language="en" fo:country="US" fo:font-weight="bold" style:font-weight-asian="bold"/>
    </style:style>
    <style:style style:name="P32" style:family="paragraph" style:parent-style-name="Standard">
      <style:paragraph-properties fo:break-before="page"/>
      <style:text-properties fo:color="#000000" fo:language="en" fo:country="US" fo:font-weight="bold" style:font-weight-asian="bold"/>
    </style:style>
    <style:style style:name="P33" style:family="paragraph" style:parent-style-name="Standard">
      <style:paragraph-properties fo:break-before="page">
        <style:tab-stops>
          <style:tab-stop style:position="5.7083in"/>
        </style:tab-stops>
      </style:paragraph-properties>
      <style:text-properties fo:color="#000000" fo:language="en" fo:country="US" fo:font-weight="bold" officeooo:paragraph-rsid="00e9ef79" style:font-weight-asian="bold"/>
    </style:style>
    <style:style style:name="P34" style:family="paragraph" style:parent-style-name="Heading_20_1">
      <style:paragraph-properties fo:text-align="center" style:justify-single-word="false"/>
      <style:text-properties fo:color="#000000" fo:font-size="20pt" fo:language="en" fo:country="US" style:font-size-asian="20pt" style:font-size-complex="20pt"/>
    </style:style>
    <style:style style:name="P35" style:family="paragraph" style:parent-style-name="List_20_Paragraph">
      <style:paragraph-properties fo:margin-left="0.4465in" fo:margin-right="0in" fo:text-indent="0in" style:auto-text-indent="false"/>
      <style:text-properties fo:color="#000000" fo:language="en" fo:country="US"/>
    </style:style>
    <style:style style:name="P36" style:family="paragraph" style:parent-style-name="List_20_Paragraph">
      <style:paragraph-properties fo:margin-left="0.4465in" fo:margin-right="0in" fo:text-indent="0in" style:auto-text-indent="false"/>
      <style:text-properties fo:color="#000000" fo:language="en" fo:country="US" fo:font-weight="bold" style:font-weight-asian="bold"/>
    </style:style>
    <style:style style:name="P37" style:family="paragraph" style:parent-style-name="List_20_Paragraph">
      <style:paragraph-properties fo:margin-left="0.4465in" fo:margin-right="0in" fo:text-indent="0in" style:auto-text-indent="false"/>
      <style:text-properties fo:color="#000000" fo:language="en" fo:country="US" officeooo:paragraph-rsid="0141525e"/>
    </style:style>
    <style:style style:name="P38" style:family="paragraph" style:parent-style-name="Standard" style:master-page-name="Standard">
      <style:paragraph-properties style:page-number="auto"/>
      <style:text-properties fo:language="en" fo:country="US"/>
    </style:style>
    <style:style style:name="P39" style:family="paragraph" style:parent-style-name="Standard" style:list-style-name="WWNum1">
      <style:text-properties fo:color="#000000" fo:language="en" fo:country="US"/>
    </style:style>
    <style:style style:name="P40" style:family="paragraph" style:parent-style-name="Standard" style:list-style-name="WWNum1">
      <style:text-properties fo:color="#000000" fo:language="en" fo:country="US" officeooo:paragraph-rsid="003851b5"/>
    </style:style>
    <style:style style:name="P41" style:family="paragraph" style:parent-style-name="Standard" style:list-style-name="WWNum1">
      <style:text-properties fo:color="#000000" fo:language="en" fo:country="US" officeooo:paragraph-rsid="00404dff"/>
    </style:style>
    <style:style style:name="P42" style:family="paragraph" style:parent-style-name="Standard" style:list-style-name="WWNum1">
      <style:text-properties fo:color="#000000" fo:language="en" fo:country="US" officeooo:paragraph-rsid="006c65b9"/>
    </style:style>
    <style:style style:name="P43" style:family="paragraph" style:parent-style-name="Standard" style:list-style-name="WWNum1">
      <style:text-properties fo:color="#000000" fo:language="en" fo:country="US" officeooo:paragraph-rsid="00844590"/>
    </style:style>
    <style:style style:name="P44" style:family="paragraph" style:parent-style-name="Standard" style:list-style-name="WWNum1">
      <style:text-properties fo:color="#000000" fo:language="en" fo:country="US" officeooo:paragraph-rsid="009377be"/>
    </style:style>
    <style:style style:name="P45" style:family="paragraph" style:parent-style-name="Standard" style:list-style-name="WWNum1">
      <style:text-properties fo:color="#000000" fo:language="en" fo:country="US" officeooo:rsid="005f3a6a" officeooo:paragraph-rsid="006e2f8a"/>
    </style:style>
    <style:style style:name="P46" style:family="paragraph" style:parent-style-name="Standard" style:list-style-name="WWNum1">
      <style:text-properties fo:color="#000000" fo:language="en" fo:country="US" officeooo:rsid="00612aa6" officeooo:paragraph-rsid="006e2f8a"/>
    </style:style>
    <style:style style:name="P47" style:family="paragraph" style:parent-style-name="Standard" style:list-style-name="WWNum1">
      <style:text-properties fo:color="#000000" fo:language="en" fo:country="US" officeooo:rsid="00612aa6" officeooo:paragraph-rsid="005f3a6a"/>
    </style:style>
    <style:style style:name="P48" style:family="paragraph" style:parent-style-name="Standard" style:list-style-name="WWNum1">
      <style:text-properties fo:color="#000000" fo:language="en" fo:country="US" officeooo:rsid="009fad7c" officeooo:paragraph-rsid="009fad7c"/>
    </style:style>
    <style:style style:name="P49" style:family="paragraph" style:parent-style-name="Standard" style:list-style-name="WWNum1">
      <style:text-properties fo:color="#000000" fo:language="en" fo:country="US" officeooo:rsid="00844590" officeooo:paragraph-rsid="008ec931"/>
    </style:style>
    <style:style style:name="P50" style:family="paragraph" style:parent-style-name="Standard" style:list-style-name="WWNum1">
      <style:text-properties fo:color="#000000" fo:language="en" fo:country="US" officeooo:rsid="008ec931" officeooo:paragraph-rsid="009377be"/>
    </style:style>
    <style:style style:name="P51" style:family="paragraph" style:parent-style-name="Standard" style:list-style-name="WWNum1">
      <style:text-properties fo:color="#000000" fo:language="en" fo:country="US" officeooo:rsid="009377be" officeooo:paragraph-rsid="00d86906"/>
    </style:style>
    <style:style style:name="P52" style:family="paragraph" style:parent-style-name="Standard" style:list-style-name="WWNum1">
      <style:text-properties fo:color="#000000" fo:language="en" fo:country="US" officeooo:rsid="00d490ee" officeooo:paragraph-rsid="00d86906"/>
    </style:style>
    <style:style style:name="P53" style:family="paragraph" style:parent-style-name="Standard" style:list-style-name="WWNum1">
      <style:text-properties fo:color="#000000" fo:language="en" fo:country="US" officeooo:rsid="00a0da07" officeooo:paragraph-rsid="00a0da07"/>
    </style:style>
    <style:style style:name="P54" style:family="paragraph" style:parent-style-name="Standard" style:list-style-name="WWNum1">
      <style:text-properties fo:color="#000000" fo:language="en" fo:country="US" officeooo:rsid="008bacfb" officeooo:paragraph-rsid="00991e16"/>
    </style:style>
    <style:style style:name="P55" style:family="paragraph" style:parent-style-name="Standard" style:list-style-name="WWNum1">
      <style:text-properties fo:color="#000000" fo:language="en" fo:country="US" officeooo:rsid="00b31707" officeooo:paragraph-rsid="01336d38"/>
    </style:style>
    <style:style style:name="P56" style:family="paragraph" style:parent-style-name="Standard" style:list-style-name="L1">
      <style:text-properties fo:color="#000000" fo:language="en" fo:country="US" fo:font-weight="normal" officeooo:rsid="014615f3" officeooo:paragraph-rsid="014615f3" style:font-weight-asian="normal" style:font-weight-complex="normal"/>
    </style:style>
    <style:style style:name="P57" style:family="paragraph" style:parent-style-name="Standard" style:list-style-name="L1">
      <style:text-properties fo:color="#000000" fo:language="en" fo:country="US" fo:font-weight="normal" officeooo:rsid="014880bd" officeooo:paragraph-rsid="014880bd" style:font-weight-asian="normal" style:font-weight-complex="normal"/>
    </style:style>
    <style:style style:name="P58" style:family="paragraph" style:parent-style-name="Standard" style:list-style-name="L2">
      <style:text-properties fo:color="#000000" fo:language="en" fo:country="US" fo:font-weight="normal" officeooo:rsid="00e9ef79" officeooo:paragraph-rsid="00ed6402" style:font-weight-asian="normal" style:font-weight-complex="normal"/>
    </style:style>
    <style:style style:name="P59" style:family="paragraph" style:parent-style-name="Standard">
      <style:paragraph-properties>
        <style:tab-stops>
          <style:tab-stop style:position="5.7083in"/>
        </style:tab-stops>
      </style:paragraph-properties>
      <style:text-properties fo:color="#000000" fo:language="en" fo:country="US" fo:font-weight="normal" officeooo:rsid="00e9ef79" officeooo:paragraph-rsid="00e9ef79" style:font-weight-asian="normal" style:font-weight-complex="normal"/>
    </style:style>
    <style:style style:name="P60" style:family="paragraph" style:parent-style-name="Standard" style:list-style-name="L3">
      <style:text-properties fo:color="#000000" fo:language="en" fo:country="US" fo:font-weight="normal" officeooo:rsid="00f9be55" officeooo:paragraph-rsid="00f9be55" style:font-weight-asian="normal" style:font-weight-complex="normal"/>
    </style:style>
    <style:style style:name="P61" style:family="paragraph" style:parent-style-name="Standard">
      <style:text-properties fo:color="#000000" fo:language="en" fo:country="US" fo:font-weight="normal" officeooo:rsid="0100a87a" officeooo:paragraph-rsid="015adad8" style:font-weight-asian="normal" style:font-weight-complex="normal"/>
    </style:style>
    <style:style style:name="P62" style:family="paragraph" style:parent-style-name="Standard" style:list-style-name="L4">
      <style:text-properties fo:color="#000000" fo:language="en" fo:country="US" fo:font-weight="normal" officeooo:rsid="010234ad" officeooo:paragraph-rsid="010320b8" style:font-weight-asian="normal" style:font-weight-complex="normal"/>
    </style:style>
    <style:style style:name="P63" style:family="paragraph" style:parent-style-name="Standard" style:list-style-name="L4">
      <style:text-properties fo:color="#000000" fo:language="en" fo:country="US" fo:font-weight="normal" officeooo:rsid="010234ad" officeooo:paragraph-rsid="0103f104" style:font-weight-asian="normal" style:font-weight-complex="normal"/>
    </style:style>
    <style:style style:name="P64" style:family="paragraph" style:parent-style-name="Standard">
      <style:text-properties fo:color="#000000" fo:language="en" fo:country="US" fo:font-weight="normal" officeooo:rsid="0110c7b8" officeooo:paragraph-rsid="0110c7b8" style:font-weight-asian="normal" style:font-weight-complex="normal"/>
    </style:style>
    <style:style style:name="P65" style:family="paragraph" style:parent-style-name="Standard" style:list-style-name="L6">
      <style:text-properties fo:color="#000000" fo:language="en" fo:country="US" fo:font-weight="normal" officeooo:rsid="011787bf" officeooo:paragraph-rsid="011787bf" style:font-weight-asian="normal" style:font-weight-complex="normal"/>
    </style:style>
    <style:style style:name="P66" style:family="paragraph" style:parent-style-name="Standard" style:list-style-name="L6">
      <style:text-properties fo:color="#000000" fo:language="en" fo:country="US" fo:font-weight="normal" officeooo:rsid="011787bf" officeooo:paragraph-rsid="011b2ff6" style:font-weight-asian="normal" style:font-weight-complex="normal"/>
    </style:style>
    <style:style style:name="P67" style:family="paragraph" style:parent-style-name="Standard">
      <style:text-properties fo:color="#000000" fo:language="en" fo:country="US" fo:font-weight="bold" officeooo:paragraph-rsid="015adad8" style:font-weight-asian="bold"/>
    </style:style>
    <style:style style:name="P68" style:family="paragraph" style:parent-style-name="Standard" style:list-style-name="WWNum1">
      <style:text-properties fo:language="en" fo:country="US" officeooo:paragraph-rsid="00441717"/>
    </style:style>
    <style:style style:name="P69" style:family="paragraph" style:parent-style-name="Standard" style:list-style-name="WWNum1">
      <style:text-properties fo:language="en" fo:country="US" officeooo:paragraph-rsid="0068522c"/>
    </style:style>
    <style:style style:name="P70" style:family="paragraph" style:parent-style-name="Standard" style:list-style-name="WWNum1">
      <style:text-properties fo:language="en" fo:country="US" officeooo:paragraph-rsid="006a9f42"/>
    </style:style>
    <style:style style:name="P71" style:family="paragraph" style:parent-style-name="Standard" style:list-style-name="WWNum1">
      <style:text-properties fo:language="en" fo:country="US" officeooo:paragraph-rsid="00991e16"/>
    </style:style>
    <style:style style:name="P72" style:family="paragraph" style:parent-style-name="Standard" style:list-style-name="WWNum1">
      <style:text-properties fo:language="en" fo:country="US" officeooo:rsid="012cc663" officeooo:paragraph-rsid="012cc663"/>
    </style:style>
    <style:style style:name="P73" style:family="paragraph" style:parent-style-name="Standard" style:list-style-name="L2">
      <style:text-properties fo:font-weight="normal" officeooo:paragraph-rsid="00ed6402" style:font-weight-asian="normal" style:font-weight-complex="normal"/>
    </style:style>
    <style:style style:name="P74" style:family="paragraph" style:parent-style-name="Standard" style:list-style-name="L2">
      <style:text-properties fo:font-weight="normal" officeooo:paragraph-rsid="00f279c5" style:font-weight-asian="normal" style:font-weight-complex="normal"/>
    </style:style>
    <style:style style:name="P75" style:family="paragraph" style:parent-style-name="Standard" style:list-style-name="L3">
      <style:text-properties fo:font-weight="normal" officeooo:rsid="00f7bccd" officeooo:paragraph-rsid="00f9be55" style:font-weight-asian="normal" style:font-weight-complex="normal"/>
    </style:style>
    <style:style style:name="P76" style:family="paragraph" style:parent-style-name="Standard" style:list-style-name="L4">
      <style:text-properties fo:font-weight="normal" officeooo:paragraph-rsid="010320b8" style:font-weight-asian="normal" style:font-weight-complex="normal"/>
    </style:style>
    <style:style style:name="P77" style:family="paragraph" style:parent-style-name="Standard" style:list-style-name="L4">
      <style:text-properties fo:font-weight="normal" officeooo:paragraph-rsid="0103f104" style:font-weight-asian="normal" style:font-weight-complex="normal"/>
    </style:style>
    <style:style style:name="P78" style:family="paragraph" style:parent-style-name="Standard" style:list-style-name="L5">
      <style:text-properties fo:font-weight="normal" officeooo:rsid="010b1838" officeooo:paragraph-rsid="010b1838" style:font-weight-asian="normal" style:font-weight-complex="normal"/>
    </style:style>
    <style:style style:name="P79" style:family="paragraph" style:parent-style-name="Standard" style:list-style-name="L5">
      <style:text-properties fo:font-weight="normal" officeooo:paragraph-rsid="010c2eac" style:font-weight-asian="normal" style:font-weight-complex="normal"/>
    </style:style>
    <style:style style:name="P80" style:family="paragraph" style:parent-style-name="Standard" style:list-style-name="L2">
      <style:paragraph-properties fo:margin-left="0in" fo:margin-right="0in" fo:text-indent="0in" style:auto-text-indent="false"/>
      <style:text-properties fo:color="#000000" fo:language="en" fo:country="US" fo:font-weight="normal" officeooo:rsid="00e9ef79" officeooo:paragraph-rsid="00f279c5" style:font-weight-asian="normal" style:font-weight-complex="normal"/>
    </style:style>
    <style:style style:name="P81" style:family="paragraph" style:parent-style-name="List_20_Paragraph" style:list-style-name="WWNum1">
      <style:text-properties fo:color="#000000" fo:language="en" fo:country="US"/>
    </style:style>
    <style:style style:name="P82" style:family="paragraph" style:parent-style-name="List_20_Paragraph" style:list-style-name="WWNum1">
      <style:text-properties fo:color="#000000" fo:language="en" fo:country="US" officeooo:paragraph-rsid="00b82076"/>
    </style:style>
    <style:style style:name="P83" style:family="paragraph" style:parent-style-name="List_20_Paragraph" style:list-style-name="WWNum1">
      <style:text-properties fo:color="#000000" fo:language="en" fo:country="US" officeooo:paragraph-rsid="00bd997b"/>
    </style:style>
    <style:style style:name="P84" style:family="paragraph" style:parent-style-name="List_20_Paragraph" style:list-style-name="WWNum1">
      <style:text-properties fo:color="#000000" fo:language="en" fo:country="US" officeooo:rsid="00b82076" officeooo:paragraph-rsid="00bd997b"/>
    </style:style>
    <style:style style:name="P85" style:family="paragraph" style:parent-style-name="List_20_Paragraph" style:list-style-name="WWNum1">
      <style:text-properties fo:color="#000000" fo:language="en" fo:country="US" fo:font-style="normal" officeooo:rsid="00be66ae" officeooo:paragraph-rsid="00be66ae" style:font-style-asian="normal" style:font-style-complex="normal"/>
    </style:style>
    <style:style style:name="P86" style:family="paragraph" style:parent-style-name="List_20_Paragraph" style:list-style-name="WWNum1">
      <style:text-properties fo:color="#000000" fo:language="en" fo:country="US" fo:font-style="normal" officeooo:rsid="00dc0af1" officeooo:paragraph-rsid="00dc0af1" style:font-style-asian="normal" style:font-style-complex="normal"/>
    </style:style>
    <style:style style:name="P87" style:family="paragraph" style:parent-style-name="List_20_Paragraph" style:list-style-name="WWNum1">
      <style:text-properties fo:color="#000000" fo:language="en" fo:country="US" fo:font-style="normal" officeooo:rsid="00e1deb9" officeooo:paragraph-rsid="00e1deb9" style:font-style-asian="normal" style:font-style-complex="normal"/>
    </style:style>
    <style:style style:name="P88" style:family="paragraph" style:parent-style-name="List_20_Paragraph" style:list-style-name="WWNum1">
      <style:text-properties fo:color="#000000" fo:language="en" fo:country="US" fo:font-style="normal" officeooo:rsid="00e2b133" officeooo:paragraph-rsid="00e2b133" style:font-style-asian="normal" style:font-style-complex="normal"/>
    </style:style>
    <style:style style:name="P89" style:family="paragraph" style:parent-style-name="List_20_Paragraph" style:list-style-name="WWNum1">
      <style:text-properties fo:color="#000000" fo:language="en" fo:country="US" officeooo:rsid="00a15de4" officeooo:paragraph-rsid="00a15de4"/>
    </style:style>
    <style:style style:name="P90" style:family="paragraph" style:parent-style-name="List_20_Paragraph" style:list-style-name="WWNum4">
      <style:text-properties fo:color="#000000" fo:language="en" fo:country="US" fo:font-weight="bold" style:font-weight-asian="bold"/>
    </style:style>
    <style:style style:name="P91" style:family="paragraph" style:parent-style-name="List_20_Paragraph" style:list-style-name="WWNum1">
      <style:text-properties fo:language="en" fo:country="US" officeooo:paragraph-rsid="00bd997b"/>
    </style:style>
    <style:style style:name="P92" style:family="paragraph" style:parent-style-name="List_20_Paragraph" style:list-style-name="WWNum1">
      <style:text-properties fo:language="en" fo:country="US" officeooo:rsid="002ab4b8" officeooo:paragraph-rsid="002ec230"/>
    </style:style>
    <style:style style:name="P93" style:family="paragraph" style:parent-style-name="List_20_Paragraph">
      <style:paragraph-properties fo:margin-left="0.4465in" fo:margin-right="0in" fo:text-indent="0in" style:auto-text-indent="false"/>
      <style:text-properties fo:color="#000000" fo:language="en" fo:country="US" officeooo:rsid="013b1df2" officeooo:paragraph-rsid="013f40af"/>
    </style:style>
    <style:style style:name="P94" style:family="paragraph" style:parent-style-name="List_20_Paragraph">
      <style:paragraph-properties fo:margin-left="0.4465in" fo:margin-right="0in" fo:text-indent="0in" style:auto-text-indent="false"/>
      <style:text-properties fo:color="#000000" fo:language="en" fo:country="US" officeooo:rsid="013f40af" officeooo:paragraph-rsid="0141525e"/>
    </style:style>
    <style:style style:name="T1" style:family="text">
      <style:text-properties fo:font-size="12pt" fo:font-weight="bold" style:font-size-asian="12pt" style:font-weight-asian="bold"/>
    </style:style>
    <style:style style:name="T2" style:family="text">
      <style:text-properties fo:color="#000000"/>
    </style:style>
    <style:style style:name="T3" style:family="text">
      <style:text-properties fo:color="#000000" officeooo:rsid="0017145c"/>
    </style:style>
    <style:style style:name="T4" style:family="text">
      <style:text-properties fo:color="#000000" officeooo:rsid="0017b6fd"/>
    </style:style>
    <style:style style:name="T5" style:family="text">
      <style:text-properties fo:color="#000000" officeooo:rsid="001963ab"/>
    </style:style>
    <style:style style:name="T6" style:family="text">
      <style:text-properties fo:color="#000000" officeooo:rsid="001a2e58"/>
    </style:style>
    <style:style style:name="T7" style:family="text">
      <style:text-properties fo:color="#000000" officeooo:rsid="001a55dc"/>
    </style:style>
    <style:style style:name="T8" style:family="text">
      <style:text-properties fo:color="#000000" officeooo:rsid="001b60ca"/>
    </style:style>
    <style:style style:name="T9" style:family="text">
      <style:text-properties fo:color="#000000" officeooo:rsid="001de337"/>
    </style:style>
    <style:style style:name="T10" style:family="text">
      <style:text-properties fo:color="#000000" officeooo:rsid="001eae57"/>
    </style:style>
    <style:style style:name="T11" style:family="text">
      <style:text-properties fo:color="#000000" officeooo:rsid="00207eaf"/>
    </style:style>
    <style:style style:name="T12" style:family="text">
      <style:text-properties fo:color="#000000" officeooo:rsid="00222226"/>
    </style:style>
    <style:style style:name="T13" style:family="text">
      <style:text-properties fo:color="#000000" officeooo:rsid="0025271f"/>
    </style:style>
    <style:style style:name="T14" style:family="text">
      <style:text-properties fo:color="#000000" officeooo:rsid="0026d2f7"/>
    </style:style>
    <style:style style:name="T15" style:family="text">
      <style:text-properties fo:color="#000000" officeooo:rsid="0027afd3"/>
    </style:style>
    <style:style style:name="T16" style:family="text">
      <style:text-properties fo:color="#000000" officeooo:rsid="0027b9e6"/>
    </style:style>
    <style:style style:name="T17" style:family="text">
      <style:text-properties fo:color="#000000" officeooo:rsid="002806d7"/>
    </style:style>
    <style:style style:name="T18" style:family="text">
      <style:text-properties fo:color="#000000" officeooo:rsid="002bd68b"/>
    </style:style>
    <style:style style:name="T19" style:family="text">
      <style:text-properties fo:color="#000000" officeooo:rsid="002d5ea1"/>
    </style:style>
    <style:style style:name="T20" style:family="text">
      <style:text-properties fo:color="#000000" officeooo:rsid="002ec230"/>
    </style:style>
    <style:style style:name="T21" style:family="text">
      <style:text-properties fo:color="#000000" officeooo:rsid="002f305f"/>
    </style:style>
    <style:style style:name="T22" style:family="text">
      <style:text-properties fo:color="#000000" officeooo:rsid="0033d227"/>
    </style:style>
    <style:style style:name="T23" style:family="text">
      <style:text-properties fo:color="#000000" officeooo:rsid="003851b5"/>
    </style:style>
    <style:style style:name="T24" style:family="text">
      <style:text-properties fo:color="#000000" officeooo:rsid="00392467"/>
    </style:style>
    <style:style style:name="T25" style:family="text">
      <style:text-properties fo:color="#000000" officeooo:rsid="003a0031"/>
    </style:style>
    <style:style style:name="T26" style:family="text">
      <style:text-properties fo:color="#000000" officeooo:rsid="003a240b"/>
    </style:style>
    <style:style style:name="T27" style:family="text">
      <style:text-properties fo:color="#000000" officeooo:rsid="003c2293"/>
    </style:style>
    <style:style style:name="T28" style:family="text">
      <style:text-properties fo:color="#000000" officeooo:rsid="003d7e98"/>
    </style:style>
    <style:style style:name="T29" style:family="text">
      <style:text-properties fo:color="#000000" officeooo:rsid="003f16e4"/>
    </style:style>
    <style:style style:name="T30" style:family="text">
      <style:text-properties fo:color="#000000" officeooo:rsid="00404dff"/>
    </style:style>
    <style:style style:name="T31" style:family="text">
      <style:text-properties fo:color="#000000" officeooo:rsid="0040b845"/>
    </style:style>
    <style:style style:name="T32" style:family="text">
      <style:text-properties fo:color="#000000" officeooo:rsid="004117fd"/>
    </style:style>
    <style:style style:name="T33" style:family="text">
      <style:text-properties fo:color="#000000" officeooo:rsid="0041813f"/>
    </style:style>
    <style:style style:name="T34" style:family="text">
      <style:text-properties fo:color="#000000" officeooo:rsid="00419fa1"/>
    </style:style>
    <style:style style:name="T35" style:family="text">
      <style:text-properties fo:color="#000000" officeooo:rsid="00423851"/>
    </style:style>
    <style:style style:name="T36" style:family="text">
      <style:text-properties fo:color="#000000" officeooo:rsid="0042f976"/>
    </style:style>
    <style:style style:name="T37" style:family="text">
      <style:text-properties fo:color="#000000" officeooo:rsid="006475b6"/>
    </style:style>
    <style:style style:name="T38" style:family="text">
      <style:text-properties fo:color="#000000" officeooo:rsid="0068522c"/>
    </style:style>
    <style:style style:name="T39" style:family="text">
      <style:text-properties fo:color="#000000" officeooo:rsid="0068ffcf"/>
    </style:style>
    <style:style style:name="T40" style:family="text">
      <style:text-properties fo:color="#000000" officeooo:rsid="006a9f42"/>
    </style:style>
    <style:style style:name="T41" style:family="text">
      <style:text-properties fo:color="#000000" officeooo:rsid="006f8004"/>
    </style:style>
    <style:style style:name="T42" style:family="text">
      <style:text-properties fo:color="#000000" officeooo:rsid="0071027e"/>
    </style:style>
    <style:style style:name="T43" style:family="text">
      <style:text-properties fo:color="#000000" officeooo:rsid="00751b02"/>
    </style:style>
    <style:style style:name="T44" style:family="text">
      <style:text-properties fo:color="#000000" officeooo:rsid="00784db7"/>
    </style:style>
    <style:style style:name="T45" style:family="text">
      <style:text-properties fo:color="#000000" officeooo:rsid="0078d760"/>
    </style:style>
    <style:style style:name="T46" style:family="text">
      <style:text-properties fo:color="#000000" officeooo:rsid="00991e16"/>
    </style:style>
    <style:style style:name="T47" style:family="text">
      <style:text-properties fo:color="#000000" fo:language="en" fo:country="US"/>
    </style:style>
    <style:style style:name="T48" style:family="text">
      <style:text-properties fo:color="#000000" fo:language="en" fo:country="US" officeooo:rsid="00ed2958"/>
    </style:style>
    <style:style style:name="T49" style:family="text">
      <style:text-properties fo:color="#000000" fo:language="en" fo:country="US" officeooo:rsid="00e9ef79"/>
    </style:style>
    <style:style style:name="T50" style:family="text">
      <style:text-properties fo:color="#000000" fo:language="en" fo:country="US" officeooo:rsid="00eb776d"/>
    </style:style>
    <style:style style:name="T51" style:family="text">
      <style:text-properties fo:color="#000000" fo:language="en" fo:country="US" officeooo:rsid="00ed6402"/>
    </style:style>
    <style:style style:name="T52" style:family="text">
      <style:text-properties fo:color="#000000" fo:language="en" fo:country="US" officeooo:rsid="00ee8b0f"/>
    </style:style>
    <style:style style:name="T53" style:family="text">
      <style:text-properties fo:color="#000000" fo:language="en" fo:country="US" officeooo:rsid="00faf83c"/>
    </style:style>
    <style:style style:name="T54" style:family="text">
      <style:text-properties fo:color="#000000" fo:language="en" fo:country="US" officeooo:rsid="00f8c86a"/>
    </style:style>
    <style:style style:name="T55" style:family="text">
      <style:text-properties fo:color="#000000" fo:language="en" fo:country="US" officeooo:rsid="00fb4459"/>
    </style:style>
    <style:style style:name="T56" style:family="text">
      <style:text-properties fo:color="#000000" fo:language="en" fo:country="US" officeooo:rsid="010234ad"/>
    </style:style>
    <style:style style:name="T57" style:family="text">
      <style:text-properties fo:color="#000000" fo:language="en" fo:country="US" officeooo:rsid="0102cad9"/>
    </style:style>
    <style:style style:name="T58" style:family="text">
      <style:text-properties fo:color="#000000" fo:language="en" fo:country="US" officeooo:rsid="010320b8"/>
    </style:style>
    <style:style style:name="T59" style:family="text">
      <style:text-properties fo:color="#000000" fo:language="en" fo:country="US" officeooo:rsid="010b1838"/>
    </style:style>
    <style:style style:name="T60" style:family="text">
      <style:text-properties fo:color="#000000" fo:language="en" fo:country="US" officeooo:rsid="010c2eac"/>
    </style:style>
    <style:style style:name="T61" style:family="text">
      <style:text-properties fo:color="#000000" officeooo:rsid="01281c1a"/>
    </style:style>
    <style:style style:name="T62" style:family="text">
      <style:text-properties fo:color="#000000" officeooo:rsid="01299c03"/>
    </style:style>
    <style:style style:name="T63" style:family="text">
      <style:text-properties fo:color="#000000" officeooo:rsid="0129c49a"/>
    </style:style>
    <style:style style:name="T64" style:family="text">
      <style:text-properties fo:color="#000000" officeooo:rsid="012a3dec"/>
    </style:style>
    <style:style style:name="T65" style:family="text">
      <style:text-properties fo:color="#000000" officeooo:rsid="012ad76c"/>
    </style:style>
    <style:style style:name="T66" style:family="text">
      <style:text-properties fo:color="#000000" officeooo:rsid="012b29c4"/>
    </style:style>
    <style:style style:name="T67" style:family="text">
      <style:text-properties fo:color="#000000" officeooo:rsid="012cc663"/>
    </style:style>
    <style:style style:name="T68" style:family="text">
      <style:text-properties fo:color="#000000" officeooo:rsid="0130269b"/>
    </style:style>
    <style:style style:name="T69" style:family="text">
      <style:text-properties fo:color="#000000" officeooo:rsid="0135b432"/>
    </style:style>
    <style:style style:name="T70" style:family="text">
      <style:text-properties fo:color="#000000" officeooo:rsid="0136714f"/>
    </style:style>
    <style:style style:name="T71" style:family="text">
      <style:text-properties fo:color="#000000" officeooo:rsid="0137ed7c"/>
    </style:style>
    <style:style style:name="T72" style:family="text">
      <style:text-properties officeooo:rsid="00622c7f"/>
    </style:style>
    <style:style style:name="T73" style:family="text">
      <style:text-properties officeooo:rsid="0063532b"/>
    </style:style>
    <style:style style:name="T74" style:family="text">
      <style:text-properties officeooo:rsid="00670b95"/>
    </style:style>
    <style:style style:name="T75" style:family="text">
      <style:text-properties officeooo:rsid="006c65b9"/>
    </style:style>
    <style:style style:name="T76" style:family="text">
      <style:text-properties officeooo:rsid="006e2f8a"/>
    </style:style>
    <style:style style:name="T77" style:family="text">
      <style:text-properties officeooo:rsid="009aea1f"/>
    </style:style>
    <style:style style:name="T78" style:family="text">
      <style:text-properties officeooo:rsid="00aeffa3"/>
    </style:style>
    <style:style style:name="T79" style:family="text">
      <style:text-properties officeooo:rsid="00b58c7d"/>
    </style:style>
    <style:style style:name="T80" style:family="text">
      <style:text-properties officeooo:rsid="00b99680"/>
    </style:style>
    <style:style style:name="T81" style:family="text">
      <style:text-properties officeooo:rsid="00c68114"/>
    </style:style>
    <style:style style:name="T82" style:family="text">
      <style:text-properties officeooo:rsid="00ca1909"/>
    </style:style>
    <style:style style:name="T83" style:family="text">
      <style:text-properties officeooo:rsid="00d12e78"/>
    </style:style>
    <style:style style:name="T84" style:family="text">
      <style:text-properties officeooo:rsid="00d86906"/>
    </style:style>
    <style:style style:name="T85" style:family="text">
      <style:text-properties officeooo:rsid="00df1367"/>
    </style:style>
    <style:style style:name="T86" style:family="text">
      <style:text-properties officeooo:rsid="00e31655"/>
    </style:style>
    <style:style style:name="T87" style:family="text">
      <style:text-properties officeooo:rsid="00e4f2d3"/>
    </style:style>
    <style:style style:name="T88" style:family="text">
      <style:text-properties officeooo:rsid="00e53e03"/>
    </style:style>
    <style:style style:name="T89" style:family="text">
      <style:text-properties officeooo:rsid="00f3f971"/>
    </style:style>
    <style:style style:name="T90" style:family="text">
      <style:text-properties officeooo:rsid="00fe1709"/>
    </style:style>
    <style:style style:name="T91" style:family="text">
      <style:text-properties officeooo:rsid="01068d16"/>
    </style:style>
    <style:style style:name="T92" style:family="text">
      <style:text-properties officeooo:rsid="010c2eac"/>
    </style:style>
    <style:style style:name="T93" style:family="text">
      <style:text-properties officeooo:rsid="010ddff8"/>
    </style:style>
    <style:style style:name="T94" style:family="text">
      <style:text-properties officeooo:rsid="0113e768"/>
    </style:style>
    <style:style style:name="T95" style:family="text">
      <style:text-properties officeooo:rsid="0114ed88"/>
    </style:style>
    <style:style style:name="T96" style:family="text">
      <style:text-properties officeooo:rsid="01152d1a"/>
    </style:style>
    <style:style style:name="T97" style:family="text">
      <style:text-properties officeooo:rsid="01182403"/>
    </style:style>
    <style:style style:name="T98" style:family="text">
      <style:text-properties officeooo:rsid="011b2ff6"/>
    </style:style>
    <style:style style:name="T99" style:family="text">
      <style:text-properties officeooo:rsid="011baa60"/>
    </style:style>
    <style:style style:name="T100" style:family="text">
      <style:text-properties officeooo:rsid="011e223f"/>
    </style:style>
    <style:style style:name="T101" style:family="text">
      <style:text-properties officeooo:rsid="01225c54"/>
    </style:style>
    <style:style style:name="T102" style:family="text">
      <style:text-properties officeooo:rsid="0122e076"/>
    </style:style>
    <style:style style:name="T103" style:family="text">
      <style:text-properties officeooo:rsid="0123832a"/>
    </style:style>
    <style:style style:name="T104" style:family="text">
      <style:text-properties officeooo:rsid="0126e4ca"/>
    </style:style>
    <style:style style:name="T105" style:family="text">
      <style:text-properties officeooo:rsid="01313d9e"/>
    </style:style>
    <style:style style:name="T106" style:family="text">
      <style:text-properties officeooo:rsid="0132bbd5"/>
    </style:style>
    <style:style style:name="T107" style:family="text">
      <style:text-properties officeooo:rsid="01336d38"/>
    </style:style>
    <style:style style:name="T108" style:family="text">
      <style:text-properties officeooo:rsid="0137f527"/>
    </style:style>
    <style:style style:name="T109" style:family="text">
      <style:text-properties officeooo:rsid="01388f08"/>
    </style:style>
    <style:style style:name="T110" style:family="text">
      <style:text-properties officeooo:rsid="0139c00a"/>
    </style:style>
    <style:style style:name="T111" style:family="text">
      <style:text-properties officeooo:rsid="0141525e"/>
    </style:style>
    <style:style style:name="T112" style:family="text">
      <style:text-properties officeooo:rsid="0146387d"/>
    </style:style>
    <style:style style:name="T113" style:family="text">
      <style:text-properties officeooo:rsid="014abec6"/>
    </style:style>
    <style:style style:name="T114" style:family="text">
      <style:text-properties officeooo:rsid="014be2f2"/>
    </style:style>
    <style:style style:name="T115" style:family="text">
      <style:text-properties officeooo:rsid="0150467d"/>
    </style:style>
    <style:style style:name="T116" style:family="text">
      <style:text-properties officeooo:rsid="015348a5"/>
    </style:style>
    <style:style style:name="T117" style:family="text">
      <style:text-properties officeooo:rsid="0153bf9a"/>
    </style:style>
    <style:style style:name="T118" style:family="text">
      <style:text-properties officeooo:rsid="015dd74b"/>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GoBack"/>Meno (čitateľne) a podpis<text:span text:style-name="T2"> :</text:span></text:p>
      <text:p text:style-name="P4"/>
      <text:p text:style-name="P4"/>
      <text:p text:style-name="P4">Dňa : <text:span text:style-name="T88">5.12.2016</text:span><text:line-break/></text:p>
      <text:h text:style-name="P34" text:outline-level="1">IPS specialist – poznatky<text:line-break/></text:h>
      <text:p text:style-name="P27">Proces:</text:p>
      <text:p text:style-name="P27"/>
      <text:list xml:id="list1383286759596652718" text:style-name="WWNum1">
        <text:list-item>
          <text:p text:style-name="P39">Explain me (as a non-IT business manager) the role of IPS in the organization, its purpose and reasoning behind your work.</text:p>
          <text:p text:style-name="P39"/>
        </text:list-item>
      </text:list>
      <text:p text:style-name="P30"><text:span text:style-name="T3">Properly configured and managed IPS can provide </text:span><text:span text:style-name="T61">organization</text:span><text:span text:style-name="T64">s</text:span><text:span text:style-name="T3"> with </text:span><text:span text:style-name="T4">an </text:span><text:span text:style-name="T3">early warning sign </text:span><text:span text:style-name="T4">of a compromise </text:span><text:span text:style-name="T13">using network monitoring </text:span><text:span text:style-name="T15">and modifying </text:span><text:span text:style-name="T21">techniques</text:span><text:span text:style-name="T4">, and </text:span><text:span text:style-name="T8">thus </text:span><text:span text:style-name="T4">helps </text:span><text:span text:style-name="T62">organization</text:span><text:span text:style-name="T64">s</text:span><text:span text:style-name="T14"> </text:span><text:span text:style-name="T4">to mitigate possible breaches</text:span><text:span text:style-name="T3">. IPS system can </text:span><text:span text:style-name="T5">help </text:span><text:span text:style-name="T16">to</text:span><text:span text:style-name="T5"> </text:span><text:span text:style-name="T3">protect company infrastructure against industrial espionage, </text:span><text:span text:style-name="T5">opportunistic attack</text:span><text:span text:style-name="T6">s</text:span><text:span text:style-name="T5"> </text:span><text:span text:style-name="T6">or data exfiltration </text:span><text:span text:style-name="T9">by internal threats. </text:span><text:span text:style-name="T63">This</text:span><text:span text:style-name="T10"> can result in cost savings, </text:span><text:span text:style-name="T11">brand </text:span><text:span text:style-name="T12">and </text:span><text:span text:style-name="T11">know-how protection</text:span><text:span text:style-name="T9">.</text:span><text:span text:style-name="T5"> </text:span><text:span text:style-name="T6">IPS can also serve as an information source regarding the health and usage of the infrastructure </text:span><text:span text:style-name="T7">used by business</text:span><text:span text:style-name="T22">. </text:span><text:span text:style-name="T17">However, intrusion prevention system should be just one part of a layered security design. </text:span><text:span text:style-name="T2"><text:line-break/></text:span></text:p>
      <text:list xml:id="list142627075648788" text:continue-numbering="true" text:style-name="WWNum1">
        <text:list-item>
          <text:p text:style-name="P40">Simply describe IPS deployment option:<text:line-break/></text:p>
          <text:p text:style-name="P68"><text:span text:style-name="T23">IPS system ha</text:span><text:span text:style-name="T65">s</text:span><text:span text:style-name="T23"> to be </text:span><text:span text:style-name="T27">always</text:span><text:span text:style-name="T23"> connected inline, so it can drop </text:span><text:span text:style-name="T24">select packets </text:span><text:span text:style-name="T25">in the case of </text:span><text:span text:style-name="T26">positive</text:span><text:span text:style-name="T28">ly identified </text:span><text:span text:style-name="T25">attacks. </text:span><text:span text:style-name="T29">Most common place</text:span><text:span text:style-name="T66">s</text:span><text:span text:style-name="T29"> for an IPS to be deployed is on the network border. </text:span><text:span text:style-name="T30">IPS is deployed on the external side of a router which is routing traffic between </text:span><text:span text:style-name="T65">the </text:span><text:span text:style-name="T30">LAN </text:span><text:span text:style-name="T29">(or zone within larger network)</text:span><text:span text:style-name="T30"> and external WAN. </text:span><text:span text:style-name="T43">If there is an external firewall, I would put IPS behind it, we can expect lots of malicious traffic from the </text:span><text:span text:style-name="T67">Internet</text:span><text:span text:style-name="T43">, but we are trying to protect our infrastructure, so we want to monitor firewalled traffic with fewer alerts </text:span><text:span text:style-name="T44">and </text:span><text:span text:style-name="T43">processing.</text:span><text:span text:style-name="T30"> </text:span><text:span text:style-name="T31">IPS </text:span><text:span text:style-name="T32">management </text:span><text:span text:style-name="T33">link</text:span><text:span text:style-name="T32"> </text:span><text:span text:style-name="T45">should be</text:span><text:span text:style-name="T32"> connected </text:span><text:span text:style-name="T34">into the internal network for the administration (</text:span><text:span text:style-name="T35">signature updates, </text:span><text:span text:style-name="T36">etc.</text:span><text:span text:style-name="T34">)</text:span></text:p>
          <text:p text:style-name="P72">This approach has weaknesses, e.g. when the IPS fails, and the IPS is a commercial device able to bridge traffic even in a fail state (fail open), we are not able to analyze traffic during “IPS down“ period. In this case we should have also worked IDS tap within an internal side of a network. We can use IDS in more aggressive mode, test new signatures against it during normal periods, and also be able to analyze traffic during IPS fail state. Internal IDS monitoring can also be used for later investigation, when we are able to tell which internal address was generating the traffic by correlating the IPS - IDS logs.</text:p>
          <text:p text:style-name="P41"><text:line-break/></text:p>
        </text:list-item>
        <text:list-item>
          <text:p text:style-name="P42">What is IPS evasion, name/simply describe some techniques?</text:p>
          <text:p text:style-name="P42"/>
          <text:p text:style-name="P42"><text:span text:style-name="T75">IPS evasion is a technique used by malicious actors in order to bypass IPS detection and be able to carry their operations.</text:span><text:line-break/></text:p>
          <text:p text:style-name="P45">* <text:span text:style-name="T76">Fragmentation - s</text:span>plitting payload across multiple packets <text:span text:style-name="T72">and time, so even session reconstruction can't decide <text:s/>if its attack or not.</text:span></text:p>
          <text:p text:style-name="P46"><text:span text:style-name="T73">* Fake </text:span>I<text:span text:style-name="T74">P</text:span>S alerts generation used as “fog of war“, so an attack is covered by a noise of non-important alerts on the signatures generated by an attacker herself.</text:p>
          <text:p text:style-name="P69"><text:span text:style-name="T37">* </text:span><text:span text:style-name="T39">P</text:span><text:span text:style-name="T37">rotocol steganography techniques (DNS, ICMP, HTTP requests) –</text:span><text:span text:style-name="T41"> data exfiltration</text:span></text:p>
          <text:p text:style-name="P69"><text:span text:style-name="T37">* </text:span><text:span text:style-name="T39">C</text:span><text:span text:style-name="T37">ustom compression, encryption, obfuscation, encoding (</text:span><text:span text:style-name="T68">e</text:span><text:span text:style-name="T37">.</text:span><text:span text:style-name="T68">g.</text:span><text:span text:style-name="T37"> Vail framework for payloads)</text:span></text:p>
          <text:p text:style-name="P70"><text:span text:style-name="T37">* </text:span><text:span text:style-name="T42">random </text:span><text:span text:style-name="T38">URL</text:span><text:span text:style-name="T37"> pattern generation – exploit kits</text:span></text:p>
          <text:p text:style-name="P70"><text:span text:style-name="T37">* </text:span><text:span text:style-name="T40">F</text:span><text:span text:style-name="T37">ast flux DNS for rapid IP address change – blacklist evasion</text:span></text:p>
          <text:p text:style-name="P47"/>
        </text:list-item>
      </text:list>
      <text:p text:style-name="P28"><text:line-break/><text:line-break/></text:p>
      <text:list xml:id="list142627861816144" text:continue-numbering="true" text:style-name="WWNum1">
        <text:list-item>
          <text:p text:style-name="P43"><text:soft-page-break/>Describe IPS operations on specific ISO-OSI layers with examples <text:line-break/></text:p>
          <text:p text:style-name="P48">Layer <text:span text:style-name="T84">2</text:span> – 7</text:p>
          <text:p text:style-name="P49">Network Intrusion Prevention System (NIPS) – collecting and blocking traffic, mostly on the link layer (using PCAP like libraries) but using parsers and <text:span text:style-name="T101">plug-ins</text:span> to monitor traffic on all layers of the OSI model. <text:span text:style-name="T78">Able to filter packet based on raw bytes, IP addresses, TCP sessions.</text:span></text:p>
          <text:p text:style-name="P50">NIPS concentrate mostly on the application protocols (HTTP, FTP, SMB, SSH, SNMP…)</text:p>
          <text:p text:style-name="P51">Examples: Snort, Suricata <text:span text:style-name="T84">(Layer 3 - 7)</text:span></text:p>
          <text:p text:style-name="P52">Cisco Intrusion Prevention <text:span text:style-name="T84">(Layer 2 – 7) – ARP attack detection</text:span></text:p>
          <text:p text:style-name="P44"/>
          <text:p text:style-name="P53">Layer 7</text:p>
          <text:p text:style-name="P54">Host Intrusion Prevention System (HIPS) – usually <text:span text:style-name="T105">the </text:span>software agent <text:span text:style-name="T105">at</text:span> the end point <text:span text:style-name="T106">(workstation, server)</text:span>, could be AV solution. Collecting data from the system, monitoring file integrity, logins, enforce security policy, collecting logs. Can prevent execution of the known malware</text:p>
          <text:p text:style-name="P55">Working on an application layer, <text:span text:style-name="T107">it can be cap</text:span>able to filter traffic using ring0 drivers, if it also serve<text:span text:style-name="T79">s</text:span> as a software firewall</text:p>
          <text:p text:style-name="P71"><text:span text:style-name="T46">Examples: </text:span>Samhain, <text:span text:style-name="T77">OSSEC, some commercial AV solutions</text:span><text:span text:style-name="T2"><text:line-break/></text:span></text:p>
        </text:list-item>
      </text:list>
      <text:p text:style-name="P35"/>
      <text:list xml:id="list142627803798358" text:continue-numbering="true" text:style-name="WWNum1">
        <text:list-item>
          <text:p text:style-name="P82">What are your preferred vendors for specific ISO-OSI layers?<text:line-break/></text:p>
          <text:p text:style-name="P84">Snort for NIPS (network layer)</text:p>
          <text:p text:style-name="P91">OSSEC <text:span text:style-name="T80">looks interesting as HIDS(application layer), but I have never used it before</text:span><text:span text:style-name="T2"><text:line-break/></text:span></text:p>
          <text:p text:style-name="P83"/>
        </text:list-item>
        <text:list-item>
          <text:p text:style-name="P81">What is false positive / negative?<text:line-break/></text:p>
          <text:p text:style-name="P92"><text:span text:style-name="T2">In the case of IPS, false positive means, that the system emitted alert on a benign activity. </text:span><text:span text:style-name="T18">False negative means, </text:span><text:span text:style-name="T20">that</text:span><text:span text:style-name="T18"> </text:span><text:span text:style-name="T70">the </text:span><text:span text:style-name="T18">IPS system </text:span><text:span text:style-name="T19">didn't create alert </text:span><text:span text:style-name="T18">in the case of an intrusion attempt</text:span><text:span text:style-name="T19">, which is, I believe, </text:span><text:span text:style-name="T69">is</text:span><text:span text:style-name="T19"> </text:span><text:span text:style-name="T71">a </text:span><text:span text:style-name="T19">worse scenario.</text:span></text:p>
        </text:list-item>
      </text:list>
      <text:p text:style-name="P35"/>
      <text:p text:style-name="P4"/>
      <text:list xml:id="list142627944746548" text:continue-numbering="true" text:style-name="WWNum1">
        <text:list-item>
          <text:p text:style-name="P81">Describe rule-tuning options:<text:line-break/></text:p>
          <text:p text:style-name="P85">* using thresholds – we can filter events that are <text:span text:style-name="T102">occurring</text:span> periodically (like DoS attack packets). <text:span text:style-name="T108">A r</text:span>ule can be triggered on the first detection, then we should filter additional events, so we are not flooded by alerts.</text:p>
          <text:p text:style-name="P89">* <text:span text:style-name="T102">exclude rules for the applications that are not used in our infrastructure (x11, PHP, Oracle )</text:span></text:p>
          <text:p text:style-name="P89">* alerts <text:span text:style-name="T102">suppression</text:span> – we can limit alerts generated by specific hosts in the case of <text:span text:style-name="T109">prevailing</text:span> false positives for that host</text:p>
          <text:p text:style-name="P89">* write as specific rules as possible – if we can use specific protocol header options in our rule, we should do that, as header is processed before the payload is analyzed. <text:span text:style-name="T81">If we know the exact location of the content we are searching for, we should use this information as well. More s</text:span>pecific rule<text:span text:style-name="T110">s</text:span> can save processing power.</text:p>
          <text:p text:style-name="P89">* <text:span text:style-name="T82">setting preprocessors – we should properly configure preprocessors like frag3 (fragmentation). If we know our network topology, used operating systems (tcp stack..) and our IPS is behind the firewall, we can turn off some of the preprocessors.</text:span></text:p>
          <text:p text:style-name="P89">* <text:span text:style-name="T83">properly configure IPS – set home network IP, describe servers by IP and expected protocols</text:span></text:p>
          <text:p text:style-name="P89">* <text:span text:style-name="T103">analyze alerts and change rules based on that</text:span></text:p>
        </text:list-item>
      </text:list>
      <text:p text:style-name="P35"/>
      <text:p text:style-name="P35"/>
      <text:list xml:id="list142627443748628" text:continue-numbering="true" text:style-name="WWNum1">
        <text:list-item>
          <text:p text:style-name="P81">Provide examples for inappropriate use of IPS:<text:line-break/></text:p>
          <text:p text:style-name="P86">* <text:span text:style-name="T104">I</text:span>nline connected IPS on a backbone network (ie. 10 Gigabit throughput) <text:span text:style-name="T85">with fail-close policy.</text:span></text:p>
          <text:p text:style-name="P87">IPS will fail, and the business will be crippled.</text:p>
          <text:p text:style-name="P88">* Use deployed IPS without trained personnel <text:span text:style-name="T86">or third party continuously managing it</text:span></text:p>
          <text:p text:style-name="P88">* <text:span text:style-name="T87">IPS deployed where Web Application Firewall is enough</text:span></text:p>
        </text:list-item>
      </text:list>
      <text:p text:style-name="P29"><text:line-break/></text:p>
      <text:list xml:id="list142628256749099" text:continue-numbering="true" text:style-name="WWNum1">
        <text:list-item>
          <text:p text:style-name="P81"><text:soft-page-break/>Provide description on integration with other infrastructure devices – examples, issues:<text:line-break/></text:p>
        </text:list-item>
      </text:list>
      <text:p text:style-name="P93">HIPS and NIPS produced data can be collected into SIEM together with the logs, Netflow data and other collected information. Events can be correlated across data from the multiple sensors / devices.</text:p>
      <text:p text:style-name="P94">Some commercial vendors like Cisco have integrated ability to monitor or block specific traffic triggered by an IPS system. It can push events into switches, firewalls or wireless LAN controllers.</text:p>
      <text:p text:style-name="P37"><text:span text:style-name="T111">If the IPS system is not properly configured and protected, it can do lots of harm. It is a huge attack surface, and if an attacker is able to take over IPS, she can exploit knowledge of the network as well as cover her tracks later.</text:span><text:line-break/></text:p>
      <text:p text:style-name="P36"/>
      <text:p text:style-name="P36">################################################</text:p>
      <text:p text:style-name="P36"/>
      <text:p text:style-name="P36">Write here results of tasks 1 – 6 (as many as you can). For each task describe:</text:p>
      <text:list xml:id="list6017792934130432998" text:style-name="WWNum4">
        <text:list-item>
          <text:p text:style-name="P90">Identification of attacker / victim</text:p>
        </text:list-item>
        <text:list-item>
          <text:p text:style-name="P90">Activity type (portscan, server attack, client attack,...)</text:p>
        </text:list-item>
        <text:list-item>
          <text:p text:style-name="P90">What happened (i.e. including CVE missused, exploit used,...)</text:p>
        </text:list-item>
        <text:list-item>
          <text:p text:style-name="P90">Add snort signatures that you think may catch the malicious activity</text:p>
        </text:list-item>
        <text:list-item>
          <text:p text:style-name="P90">What would you do in case of spotting this activity in network?</text:p>
        </text:list-item>
      </text:list>
      <text:p text:style-name="P5"/>
      <text:p text:style-name="P31">PLEASE NOTE THAT FILES MAY CONTAIN MALICIOUS CONTENT AND HANDLE THEM WITH CARE.</text:p>
      <text:p text:style-name="P5"/>
      <text:p text:style-name="P5"/>
      <text:p text:style-name="P5">Task 1:</text:p>
      <text:list xml:id="list179784773105946126" text:style-name="L1">
        <text:list-item>
          <text:p text:style-name="P56">Hearthbleed vulnerability exploitation - CVE-2014-0160</text:p>
        </text:list-item>
        <text:list-item>
          <text:p text:style-name="P56"><text:span text:style-name="T112">attacker </text:span>10.20.30.1 – 10.20.30.56 <text:span text:style-name="T112">victim (server running SecurityOnion?)</text:span></text:p>
        </text:list-item>
        <text:list-item>
          <text:p text:style-name="P57">TLSv1.1 on non standard port number - 444</text:p>
        </text:list-item>
      </text:list>
      <text:p text:style-name="P8"/>
      <text:p text:style-name="P22"><text:span text:style-name="T113">In the case of successful exploitation, expect all the secrets within affected RAM memory to be compromised. <text:s/></text:span>Attacker is able to <text:span text:style-name="T116">remotely </text:span>read servers <text:span text:style-name="T117">RAM</text:span> memory.</text:p>
      <text:p text:style-name="P23">s</text:p>
      <text:p text:style-name="P24">Remediation: Upgrade affected crypto libraries. <text:span text:style-name="T114">R</text:span>egenerate encryption keys <text:span text:style-name="T115">used by the server.</text:span></text:p>
      <text:p text:style-name="P8"/>
      <text:p text:style-name="P25">Example rule:</text:p>
      <text:p text:style-name="P25"><text:span text:style-name="T118">drop</text:span> tcp any any -&gt; $HOME_NET any (msg:"Heartbleed vulnerability exploitation attempt"; flow: to_server; content:"|18 03 02 00 03 01 40 00|"; reference:cve, CVE-2014-0160; sid:1000001; rev:1;)</text:p>
      <text:p text:style-name="P5"/>
      <text:p text:style-name="P5"/>
      <text:p text:style-name="P5"/>
      <text:p text:style-name="P5">Task 2:</text:p>
      <text:list xml:id="list6243181099137683709" text:style-name="L2">
        <text:list-item>
          <text:p text:style-name="P73"><text:span text:style-name="T48">Web Application Attack - S</text:span><text:span text:style-name="T49">QL injection </text:span><text:span text:style-name="T50">attempt </text:span><text:span text:style-name="T49">against web server </text:span></text:p>
        </text:list-item>
        <text:list-item>
          <text:p text:style-name="P58">attacker 117.195.143.198 - 208.106.128.136 victim (web service) </text:p>
        </text:list-item>
        <text:list-item>
          <text:p text:style-name="P74"><text:span text:style-name="T49">"0 and 1 = 0" passed in </text:span><text:span text:style-name="T51">the</text:span><text:span text:style-name="T49"> URL (and </text:span><text:span text:style-name="T52">referrer</text:span><text:span text:style-name="T49"> for the CSS file - this can be also </text:span><text:span text:style-name="T52">vulnerability</text:span><text:span text:style-name="T49">) </text:span></text:p>
        </text:list-item>
      </text:list>
      <text:p text:style-name="P9"/>
      <text:p text:style-name="P9">Remediation: </text:p>
      <text:list xml:id="list142628159669212" text:continue-numbering="true" text:style-name="L2">
        <text:list-header>
          <text:p text:style-name="P80">I would <text:span text:style-name="T89">recommend</text:span> to use Web Application Firewall for this kind of attack, it is very easy to modify string to evade pattern matching .</text:p>
        </text:list-header>
      </text:list>
      <text:p text:style-name="P59">We can use regexp to filter some basic SQLi attempts, but WAF with an white-listed requests can be better approach.</text:p>
      <text:p text:style-name="P10"/>
      <text:p text:style-name="P11">Example rule:</text:p>
      <text:p text:style-name="P11">drop tcp any any -&gt; $HTTP_SERVERS $HTTP_PORTS (msg: "SQL injection attempt"; flow: to_server, established; content: "GET"; http_method; pcre: "/(and|or)\+1=0/i"; sid:1000002; rev:1;)</text:p>
      <text:p text:style-name="P6"/>
      <text:p text:style-name="P33"/>
      <text:p text:style-name="P5">Task 3:</text:p>
      <text:list xml:id="list632966347536327125" text:style-name="L3">
        <text:list-item>
          <text:p text:style-name="P60">CVE-2014-6271 - “ShellShock” - remote injection of the bash environment variable</text:p>
        </text:list-item>
        <text:list-item>
          <text:p text:style-name="P75"><text:span text:style-name="T47">attacker 10.246.50.2 – 10.246.50.6 victim </text:span><text:span text:style-name="T53">(</text:span><text:span text:style-name="T54">Linux </text:span><text:span text:style-name="T47">server</text:span><text:span text:style-name="T53">)</text:span></text:p>
        </text:list-item>
        <text:list-item>
          <text:p text:style-name="P75"><text:span text:style-name="T55">String used as a test: “</text:span><text:span text:style-name="T47">User-Agent: () { :;}; /bin/ping -c1 10.246.50.2 ”</text:span></text:p>
        </text:list-item>
      </text:list>
      <text:p text:style-name="P12"/>
      <text:p text:style-name="P12">Remediation: </text:p>
      <text:p text:style-name="P12">We can filter packets that are using known command syntax. <text:span text:style-name="T90">We should patch the server, keep it updated.</text:span></text:p>
      <text:p text:style-name="P12"/>
      <text:p text:style-name="P13">Example rule:</text:p>
      <text:p text:style-name="P61">drop tcp any any -&gt; $HOME_NET $HTTP_PORTS (msg:"Shellshock Bash environment variable injection"; content:"() {"; http_header; fast_pattern:only; reference:cve,2014-6271; sid:1000003; rev:1;)</text:p>
      <text:p text:style-name="P26"/>
      <text:p text:style-name="P26"/>
      <text:p text:style-name="P67">Task 4:</text:p>
      <text:list xml:id="list4425806291890098863" text:style-name="L4">
        <text:list-item>
          <text:p text:style-name="P76"><text:span text:style-name="T56">TCP scan using FIN, PSH, URG flags – so</text:span><text:span text:style-name="T57">-</text:span><text:span text:style-name="T56">called “Xmas scan” </text:span></text:p>
        </text:list-item>
        <text:list-item>
          <text:p text:style-name="P62">attacker 192.168.1.10 - 192.168.1.25 target system with port 80 opened, so probably HTTP server </text:p>
        </text:list-item>
        <text:list-item>
          <text:p text:style-name="P63">The FIN, PSH, and URG TCP flags are set</text:p>
        </text:list-item>
        <text:list-item>
          <text:p text:style-name="P77"><text:span text:style-name="T56">if we want to generate alerts, as there will be </text:span><text:span text:style-name="T58">thousands</text:span><text:span text:style-name="T56"> of them with just the stateless rule, </text:span><text:span text:style-name="T58">we should use thresholds, stream preprocessor</text:span></text:p>
        </text:list-item>
      </text:list>
      <text:p text:style-name="P14"/>
      <text:p text:style-name="P14">Remediation: </text:p>
      <text:p text:style-name="P14">Drop/filter packets <text:span text:style-name="T91">and</text:span> temporary blacklist the IP address.</text:p>
      <text:p text:style-name="P8"/>
      <text:p text:style-name="P15">Example rule:</text:p>
      <text:p text:style-name="P15">drop tcp any any -&gt; $HOME_NET any (msg:"Nmap XMAS scan"; flags:FPU,12; flow:stateless; reference:arachnids,30; classtype:attempted-recon; sid:1000004; rev:1;)</text:p>
      <text:p text:style-name="P5"/>
      <text:p text:style-name="P5"/>
      <text:p text:style-name="P7">Task 5:</text:p>
      <text:list xml:id="list5555195933130262514" text:style-name="L5">
        <text:list-item>
          <text:p text:style-name="P78">Browser exploitation <text:span text:style-name="T92">on the workstation</text:span> by the Anger Exploit kit, or some fork <text:span text:style-name="T92">of it</text:span></text:p>
        </text:list-item>
        <text:list-item>
          <text:p text:style-name="P79"><text:span text:style-name="T59">CVE-2014-0322 - </text:span><text:span text:style-name="T60">e</text:span><text:span text:style-name="T59">xploits use after free condition in the Internet Explorer 10</text:span></text:p>
        </text:list-item>
      </text:list>
      <text:p text:style-name="P16"/>
      <text:p text:style-name="P16">192.168.204.211 – <text:span text:style-name="T95">Victim -</text:span> regular workstation (inside VMware?) </text:p>
      <text:p text:style-name="P17">193.225.32.11 <text:s/>(www.ektf.hu) first server, serve malicious javascript file \ redirector, initial recon </text:p>
      <text:p text:style-name="P17">213.192.241.64 (ortoexport.es) second server, Exploit kit landing page </text:p>
      <text:p text:style-name="P17">85.10.220.153 <text:s/>(k615o5ij7f.skwosh.eu) Exploit kit <text:span text:style-name="T93">back-end</text:span> which delivers actual payload</text:p>
      <text:p text:style-name="P8"/>
      <text:p text:style-name="P18">Remediation: </text:p>
      <text:p text:style-name="P18">Full compromise, <text:span text:style-name="T96">i</text:span>f we did not block the traffic, we have to quarantine and investigate the victims machine, as there is probable malware infection. </text:p>
      <text:p text:style-name="P18">Patch Flash and Java on the victim machine. Find out if the URL was distributed via email, or how the user come to the web page.</text:p>
      <text:p text:style-name="P18"/>
      <text:p text:style-name="P19">Example rules:</text:p>
      <text:p text:style-name="P19">Exploit attack is rather complex case, and should be mitigated by multiple rules, IP blacklists and of course, vulnerable software should be updated. I believe this two rules from the official Snort ruleset should block this attack even if the <text:span text:style-name="T94">back-end</text:span> IP addresses and URL patterns are changed: </text:p>
      <text:p text:style-name="P19"/>
      <text:p text:style-name="P19">drop tcp $EXTERNAL_NET $HTTP_PORTS -&gt; $HOME_NET any (msg:"ET CURRENT_EVENTS DRIVEBY Angler EK Apr 01 2014"; flow:established,to_client; content:"Expires|3a| Sat, 26 Jul 1997 05|3a|00|3a|00 GMT|0d 0a|Last-Modified|3a| Sat, 26 Jul 2040 05|3a|00|3a|00 GMT|0d 0a|"; fast_pattern:55,20; http_header; classtype:trojan-activity; sid:2019224; rev:4;) </text:p>
      <text:p text:style-name="P19"/>
      <text:p text:style-name="P19">drop tcp $EXTERNAL_NET $HTTP_PORTS -&gt; $HOME_NET any (msg:"ET CURRENT_EVENTS Angler EK encrypted binary (3) Jan 17 2013"; flow:established,to_client; file_data; content:"|7d 6b f8 64 76 74 6e 66|"; within:8; flowbits:set,et.exploitkitlanding; classtype:trojan-activity; sid:2017986; rev:1;)</text:p>
      <text:p text:style-name="P32"/>
      <text:p text:style-name="P5">Task 6:</text:p>
      <text:list xml:id="list139926042661069747" text:style-name="L6">
        <text:list-item>
          <text:p text:style-name="P65">network worm infection attack</text:p>
        </text:list-item>
        <text:list-item>
          <text:p text:style-name="P65">attacker 98.114.205.102 - 192.150.11.111 victim - Windows XP <text:span text:style-name="T97">workstation</text:span></text:p>
        </text:list-item>
        <text:list-item>
          <text:p text:style-name="P66">LSASS (Local Security Authority Subsystem Service) service <text:span text:style-name="T98">exploitation</text:span></text:p>
        </text:list-item>
        <text:list-item>
          <text:p text:style-name="P66">The vulnerability is CVE-2003-0533 (MS04-011) - "LSASS buffer overflow" vuln. </text:p>
        </text:list-item>
        <text:list-item>
          <text:p text:style-name="P66">This vulnerability exploit a lack of array boundary checking <text:s/>in a LSASS function <text:span text:style-name="T99">when writing to the log file</text:span></text:p>
        </text:list-item>
      </text:list>
      <text:p text:style-name="P20"/>
      <text:p text:style-name="P20">Full compromise, portable executable (ssms.exe) file is downloaded using socks protocol. </text:p>
      <text:p text:style-name="P20">We have to quarantine and investigate the victims machine, as there is probable malware infection. </text:p>
      <text:p text:style-name="P20"/>
      <text:p text:style-name="P20">Remediation: </text:p>
      <text:p text:style-name="P20">For the future, we can block initial IPC request in the frame 26 using named pipe: </text:p>
      <text:p text:style-name="P20">3919286a-b10c-11d0-9ba8-00c04fd92ef5 - lsarpc (lsass alias). <text:span text:style-name="T100">We shoul p</text:span>atch the <text:span text:style-name="T100">workstation a</text:span>nd keep it up-to-date. </text:p>
      <text:p text:style-name="P20"/>
      <text:p text:style-name="P21">Example rule:</text:p>
      <text:p text:style-name="P21">drop tcp any any -&gt; $HOME_NET 445 (msg:"NetBIOS SMB LSASS bind attempt"; content:"|00|"; offset:0; depth:1; content:"|FF|SMB"; nocase; offset:4; depth:4; content:"|6A 28 19 39 0C B1 D0 11 9B A8 00 C0 4F D9 2E F5|"; distance:112; within:16; reference:cve,CVE-2003-0533; sid:1000006; rev: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k" fo:country="SK" style:letter-kerning="true" style:font-name-asian="Times New Roman1" style:font-size-asian="10pt" style:language-asian="sk" style:country-asian="S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sk" fo:country="SK" style:letter-kerning="true" style:font-name-asian="Times New Roman1" style:font-size-asian="10pt" style:language-asian="sk" style:country-asian="SK"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language="sk" fo:country="SK" fo:font-weight="bold" style:letter-kerning="true" style:font-size-asian="16pt" style:language-asian="sk" style:country-asian="SK" style:font-weight-asian="bold" style:font-name-complex="Arial1" style:font-family-complex="Arial" style:font-family-generic-complex="system" style:font-pitch-complex="variable" style:font-size-complex="16pt" style:language-complex="ar" style:country-complex="SA" style:font-weight-complex="bold"/>
    </style:style>
    <style:style style:name="Footer_20_Char" style:display-name="Footer Char" style:family="text" style:parent-style-name="Default_20_Paragraph_20_Font">
      <style:text-properties style:font-name="Arial" fo:font-family="Arial" style:font-family-generic="roman" style:font-pitch="variable" style:font-size-complex="12pt"/>
    </style:style>
    <style:style style:name="No_20_Spacing_20_Char" style:display-name="No Spacing Char" style:family="text" style:parent-style-name="Default_20_Paragraph_20_Font">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style>
    <style:style style:name="Header_20_Char" style:display-name="Header Char" style:family="text" style:parent-style-name="Default_20_Paragraph_20_Font">
      <style:text-properties style:font-name="Arial" fo:font-family="Arial" style:font-family-generic="roman" style:font-pitch="variable" style:font-size-complex="12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696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6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6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style style:name="MT1" style:family="text">
      <style:text-properties fo:font-size="12pt" fo:font-weight="bold" style:font-size-asian="12pt" style:font-weight-asian="bold"/>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Picture 0" text:anchor-type="char" svg:x="3.339in" svg:y="0.0189in" svg:width="3.1811in" svg:height="0.3437in" draw:z-index="4"><draw:image xlink:href="Pictures/10000201000003B500000066D79C10E5.png" xlink:type="simple" xlink:show="embed" xlink:actuate="onLoad"/><svg:desc>hlavicka_logo.bmp</svg:desc></draw:frame></text:p>
        <text:p text:style-name="MP2"/>
        <text:p text:style-name="MP2"/>
        <text:p text:style-name="MP2"/>
      </style:header>
      <style:footer>
        <text:p text:style-name="MP3">Page <text:span text:style-name="MT1"><text:page-number text:select-page="current">5</text:page-number></text:span> of <text:span text:style-name="MT1"><text:page-count>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oretické poznatky</dc:title>
    <meta:initial-creator>morvai</meta:initial-creator>
    <meta:editing-cycles>347</meta:editing-cycles>
    <meta:print-date>2007-04-26T13:53:00</meta:print-date>
    <meta:creation-date>2016-11-23T12:27:00</meta:creation-date>
    <dc:date>2017-01-12T14:26:26.380385599</dc:date>
    <meta:editing-duration>PT15H32M42S</meta:editing-duration>
    <meta:generator>LibreOffice/4.2.8.2$Linux_X86_64 LibreOffice_project/420m0$Build-2</meta:generator>
    <meta:document-statistic meta:table-count="0" meta:image-count="1" meta:object-count="0" meta:page-count="5" meta:paragraph-count="123" meta:word-count="1931" meta:character-count="12434" meta:non-whitespace-character-count="10592"/>
    <meta:user-defined meta:name="AppVersion">16.0000</meta:user-defined>
    <meta:user-defined meta:name="Company">Eset spol. s r.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